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EasyReading" svg:font-family="EasyReading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style:font-name="EasyReading" fo:font-weight="bold" style:font-weight-asian="bold" style:font-size-complex="22pt"/>
    </style:style>
    <style:style style:name="P4" style:parent-style-name="Normale" style:family="paragraph">
      <style:paragraph-properties fo:text-align="center"/>
      <style:text-properties style:font-name="EasyReading" fo:font-weight="bold" style:font-weight-asian="bold" fo:font-size="18pt" style:font-size-asian="18pt" style:font-size-complex="22pt"/>
    </style:style>
    <style:style style:name="TableColumn6" style:family="table-column">
      <style:table-column-properties style:column-width="2.052in" style:use-optimal-column-width="false"/>
    </style:style>
    <style:style style:name="TableColumn7" style:family="table-column">
      <style:table-column-properties style:column-width="1.5729in" style:use-optimal-column-width="false"/>
    </style:style>
    <style:style style:name="TableColumn8" style:family="table-column">
      <style:table-column-properties style:column-width="3.0729in" style:use-optimal-column-width="false"/>
    </style:style>
    <style:style style:name="Table5" style:family="table">
      <style:table-properties style:width="6.6979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P12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P15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justify"/>
      <style:text-properties fo:font-size="12pt" style:font-size-asian="12pt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justify"/>
      <style:text-properties fo:font-size="12pt" style:font-size-asian="12pt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justify"/>
      <style:text-properties fo:font-size="12pt" style:font-size-asian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justify"/>
      <style:text-properties fo:font-size="12pt" style:font-size-asian="12pt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justify"/>
      <style:text-properties fo:font-size="12pt" style:font-size-asian="12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justify"/>
      <style:text-properties fo:font-size="12pt" style:font-size-asian="12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justify"/>
      <style:text-properties fo:font-size="12pt" style:font-size-asian="12pt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justify"/>
      <style:text-properties fo:font-size="12pt" style:font-size-asian="12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/>
      <style:text-properties fo:font-size="12pt" style:font-size-asian="12pt"/>
    </style:style>
    <style:style style:name="P39" style:parent-style-name="Textbody" style:family="paragraph">
      <style:paragraph-properties fo:text-align="justify"/>
    </style:style>
    <style:style style:name="P40" style:parent-style-name="Textbody" style:family="paragraph">
      <style:paragraph-properties fo:text-align="justify"/>
    </style:style>
    <style:style style:name="TableColumn42" style:family="table-column">
      <style:table-column-properties style:column-width="1.2187in" style:use-optimal-column-width="false"/>
    </style:style>
    <style:style style:name="TableColumn43" style:family="table-column">
      <style:table-column-properties style:column-width="2.7604in" style:use-optimal-column-width="false"/>
    </style:style>
    <style:style style:name="TableColumn44" style:family="table-column">
      <style:table-column-properties style:column-width="0.8645in" style:use-optimal-column-width="false"/>
    </style:style>
    <style:style style:name="TableColumn45" style:family="table-column">
      <style:table-column-properties style:column-width="1.8541in" style:use-optimal-column-width="false"/>
    </style:style>
    <style:style style:name="Table41" style:family="table">
      <style:table-properties style:width="6.6979in" fo:margin-left="0in" table:align="left"/>
    </style:style>
    <style:style style:name="TableRow46" style:family="table-row">
      <style:table-row-properties style:use-optimal-row-height="false" fo:keep-together="always"/>
    </style:style>
    <style:style style:name="TableCell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Heading" style:family="paragraph">
      <style:paragraph-properties fo:text-align="start"/>
      <style:text-properties fo:color="#000000" fo:font-size="12pt" style:font-size-asian="12pt"/>
    </style:style>
    <style:style style:name="P49" style:parent-style-name="TableHeading" style:family="paragraph">
      <style:text-properties fo:font-size="12pt" style:font-size-asian="12pt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Heading" style:family="paragraph">
      <style:text-properties fo:font-size="12pt" style:font-size-asian="12pt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Heading" style:family="paragraph">
      <style:text-properties fo:font-size="12pt" style:font-size-asian="12pt"/>
    </style:style>
    <style:style style:name="TableCell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" style:parent-style-name="TableHeading" style:family="paragraph">
      <style:text-properties fo:font-size="12pt" style:font-size-asian="12pt"/>
    </style:style>
    <style:style style:name="TableRow56" style:family="table-row">
      <style:table-row-properties style:use-optimal-row-height="false" fo:keep-together="always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2pt" style:font-size-asian="12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2pt" style:font-size-asian="12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2pt" style:font-size-asian="12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2pt" style:font-size-asian="12pt"/>
    </style:style>
    <style:style style:name="TableRow65" style:family="table-row">
      <style:table-row-properties style:use-optimal-row-height="false" fo:keep-together="always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2pt" style:font-size-asian="12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12pt" style:font-size-asian="12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2pt" style:font-size-asian="12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12pt" style:font-size-asian="12pt"/>
    </style:style>
    <style:style style:name="TableRow74" style:family="table-row">
      <style:table-row-properties style:use-optimal-row-height="false" fo:keep-together="always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2pt" style:font-size-asian="12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12pt" style:font-size-asian="12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2pt" style:font-size-asian="12pt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2pt" style:font-size-asian="12pt"/>
    </style:style>
    <style:style style:name="P83" style:parent-style-name="Titolo1" style:family="paragraph">
      <style:paragraph-properties fo:text-align="justify"/>
    </style:style>
    <style:style style:name="T84" style:parent-style-name="Car.predefinitoparagrafo" style:family="text">
      <style:text-properties style:font-name="Arial"/>
    </style:style>
    <style:style style:name="T85" style:parent-style-name="Car.predefinitoparagrafo" style:family="text">
      <style:text-properties style:font-weight-complex="bold" fo:font-size="12pt" style:font-size-asian="12pt" style:font-size-complex="12pt"/>
    </style:style>
    <style:style style:name="T86" style:parent-style-name="Car.predefinitoparagrafo" style:family="text">
      <style:text-properties fo:font-size="12pt" style:font-size-asian="12pt" style:font-size-complex="12pt"/>
    </style:style>
    <style:style style:name="T87" style:parent-style-name="Car.predefinitoparagrafo" style:family="text">
      <style:text-properties style:font-weight-complex="bold" fo:font-size="12pt" style:font-size-asian="12pt" style:font-size-complex="12pt"/>
    </style:style>
    <style:style style:name="T88" style:parent-style-name="Car.predefinitoparagrafo" style:family="text">
      <style:text-properties style:font-weight-complex="bold" fo:font-size="12pt" style:font-size-asian="12pt" style:font-size-complex="12pt"/>
    </style:style>
    <style:style style:name="P89" style:parent-style-name="Textbody" style:family="paragraph">
      <style:paragraph-properties fo:text-align="justify"/>
    </style:style>
    <style:style style:name="T90" style:parent-style-name="Car.predefinitoparagrafo" style:family="text">
      <style:text-properties fo:font-weight="bold" style:font-weight-asian="bold" style:font-weight-complex="bold"/>
    </style:style>
    <style:style style:name="P91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92" style:parent-style-name="Textbody" style:family="paragraph">
      <style:paragraph-properties fo:text-align="justify"/>
    </style:style>
    <style:style style:name="P93" style:parent-style-name="Textbody" style:family="paragraph">
      <style:paragraph-properties fo:text-align="justify"/>
    </style:style>
    <style:style style:name="P94" style:parent-style-name="Textbody" style:family="paragraph">
      <style:paragraph-properties fo:text-align="justify"/>
    </style:style>
    <style:style style:name="P95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96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97" style:parent-style-name="Textbody" style:family="paragraph">
      <style:paragraph-properties fo:text-align="justify"/>
    </style:style>
    <style:style style:name="TableColumn99" style:family="table-column">
      <style:table-column-properties style:column-width="1.0625in" style:use-optimal-column-width="false"/>
    </style:style>
    <style:style style:name="TableColumn100" style:family="table-column">
      <style:table-column-properties style:column-width="0.9479in" style:use-optimal-column-width="false"/>
    </style:style>
    <style:style style:name="TableColumn101" style:family="table-column">
      <style:table-column-properties style:column-width="0.9375in" style:use-optimal-column-width="false"/>
    </style:style>
    <style:style style:name="TableColumn102" style:family="table-column">
      <style:table-column-properties style:column-width="0.7916in" style:use-optimal-column-width="false"/>
    </style:style>
    <style:style style:name="TableColumn103" style:family="table-column">
      <style:table-column-properties style:column-width="2.9583in" style:use-optimal-column-width="false"/>
    </style:style>
    <style:style style:name="Table98" style:family="table">
      <style:table-properties style:width="6.6979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</style:style>
    <style:style style:name="TableCell1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</style:style>
    <style:style style:name="P137" style:parent-style-name="Textbody" style:family="paragraph">
      <style:paragraph-properties fo:text-align="justify"/>
    </style:style>
    <style:style style:name="P138" style:parent-style-name="Textbody" style:family="paragraph">
      <style:paragraph-properties fo:text-align="justify"/>
    </style:style>
    <style:style style:name="P139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140" style:parent-style-name="Textbody" style:family="paragraph">
      <style:paragraph-properties fo:text-align="justify"/>
    </style:style>
    <style:style style:name="TableColumn142" style:family="table-column">
      <style:table-column-properties style:column-width="1.0625in" style:use-optimal-column-width="false"/>
    </style:style>
    <style:style style:name="TableColumn143" style:family="table-column">
      <style:table-column-properties style:column-width="0.9479in" style:use-optimal-column-width="false"/>
    </style:style>
    <style:style style:name="TableColumn144" style:family="table-column">
      <style:table-column-properties style:column-width="0.9375in" style:use-optimal-column-width="false"/>
    </style:style>
    <style:style style:name="TableColumn145" style:family="table-column">
      <style:table-column-properties style:column-width="0.7916in" style:use-optimal-column-width="false"/>
    </style:style>
    <style:style style:name="TableColumn146" style:family="table-column">
      <style:table-column-properties style:column-width="2.9583in" style:use-optimal-column-width="false"/>
    </style:style>
    <style:style style:name="Table141" style:family="table">
      <style:table-properties style:width="6.6979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</style:style>
    <style:style style:name="TableCell1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</style:style>
    <style:style style:name="P180" style:parent-style-name="Textbody" style:family="paragraph">
      <style:paragraph-properties fo:text-align="justify"/>
    </style:style>
    <style:style style:name="P181" style:parent-style-name="Textbody" style:family="paragraph">
      <style:paragraph-properties fo:text-align="justify"/>
    </style:style>
    <style:style style:name="P182" style:parent-style-name="Textbody" style:family="paragraph">
      <style:paragraph-properties fo:text-align="justify"/>
    </style:style>
    <style:style style:name="P183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184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185" style:parent-style-name="Textbody" style:family="paragraph">
      <style:paragraph-properties fo:text-align="justify"/>
    </style:style>
    <style:style style:name="TableColumn187" style:family="table-column">
      <style:table-column-properties style:column-width="1.0625in" style:use-optimal-column-width="false"/>
    </style:style>
    <style:style style:name="TableColumn188" style:family="table-column">
      <style:table-column-properties style:column-width="0.9479in" style:use-optimal-column-width="false"/>
    </style:style>
    <style:style style:name="TableColumn189" style:family="table-column">
      <style:table-column-properties style:column-width="0.9375in" style:use-optimal-column-width="false"/>
    </style:style>
    <style:style style:name="TableColumn190" style:family="table-column">
      <style:table-column-properties style:column-width="0.7916in" style:use-optimal-column-width="false"/>
    </style:style>
    <style:style style:name="TableColumn191" style:family="table-column">
      <style:table-column-properties style:column-width="2.9583in" style:use-optimal-column-width="false"/>
    </style:style>
    <style:style style:name="Table186" style:family="table">
      <style:table-properties style:width="6.6979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</style:style>
    <style:style style:name="TableCell1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</style:style>
    <style:style style:name="TableCell2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</style:style>
    <style:style style:name="P225" style:parent-style-name="Textbody" style:family="paragraph">
      <style:paragraph-properties fo:text-align="justify"/>
    </style:style>
    <style:style style:name="P226" style:parent-style-name="Textbody" style:family="paragraph">
      <style:paragraph-properties fo:text-align="justify"/>
    </style:style>
    <style:style style:name="P227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228" style:parent-style-name="Textbody" style:family="paragraph">
      <style:paragraph-properties fo:text-align="justify"/>
    </style:style>
    <style:style style:name="TableColumn230" style:family="table-column">
      <style:table-column-properties style:column-width="1.0625in" style:use-optimal-column-width="false"/>
    </style:style>
    <style:style style:name="TableColumn231" style:family="table-column">
      <style:table-column-properties style:column-width="0.9479in" style:use-optimal-column-width="false"/>
    </style:style>
    <style:style style:name="TableColumn232" style:family="table-column">
      <style:table-column-properties style:column-width="0.9375in" style:use-optimal-column-width="false"/>
    </style:style>
    <style:style style:name="TableColumn233" style:family="table-column">
      <style:table-column-properties style:column-width="0.7916in" style:use-optimal-column-width="false"/>
    </style:style>
    <style:style style:name="TableColumn234" style:family="table-column">
      <style:table-column-properties style:column-width="2.9583in" style:use-optimal-column-width="false"/>
    </style:style>
    <style:style style:name="Table229" style:family="table">
      <style:table-properties style:width="6.6979in" fo:margin-left="0in" table:align="lef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</style:style>
    <style:style style:name="TableCell2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</style:style>
    <style:style style:name="TableCell2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</style:style>
    <style:style style:name="TableCell2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</style:style>
    <style:style style:name="TableCell2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</style:style>
    <style:style style:name="P268" style:parent-style-name="Textbody" style:family="paragraph">
      <style:paragraph-properties fo:text-align="justify"/>
    </style:style>
    <style:style style:name="P269" style:parent-style-name="Textbody" style:family="paragraph">
      <style:paragraph-properties fo:text-align="justify"/>
    </style:style>
    <style:style style:name="P270" style:parent-style-name="Textbody" style:family="paragraph">
      <style:paragraph-properties fo:text-align="justify"/>
    </style:style>
    <style:style style:name="P271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272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273" style:parent-style-name="Textbody" style:family="paragraph">
      <style:paragraph-properties fo:text-align="justify"/>
    </style:style>
    <style:style style:name="T274" style:parent-style-name="Car.predefinitoparagrafo" style:family="text">
      <style:text-properties fo:font-weight="bold" style:font-weight-asian="bold" style:font-weight-complex="bold"/>
    </style:style>
    <style:style style:name="P275" style:parent-style-name="Textbody" style:family="paragraph">
      <style:paragraph-properties fo:text-align="justify"/>
    </style:style>
    <style:style style:name="T276" style:parent-style-name="Car.predefinitoparagrafo" style:family="text">
      <style:text-properties fo:font-weight="bold" style:font-weight-asian="bold" style:font-weight-complex="bold"/>
    </style:style>
    <style:style style:name="P277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278" style:parent-style-name="Textbody" style:family="paragraph">
      <style:paragraph-properties fo:text-align="justify"/>
    </style:style>
    <style:style style:name="T279" style:parent-style-name="Car.predefinitoparagrafo" style:family="text">
      <style:text-properties fo:font-weight="bold" style:font-weight-asian="bold" style:font-weight-complex="bold"/>
    </style:style>
    <style:style style:name="P280" style:parent-style-name="Textbody" style:family="paragraph">
      <style:paragraph-properties fo:text-align="justify"/>
    </style:style>
    <style:style style:name="T281" style:parent-style-name="Car.predefinitoparagrafo" style:family="text">
      <style:text-properties fo:font-weight="bold" style:font-weight-asian="bold" style:font-weight-complex="bold"/>
    </style:style>
    <style:style style:name="P282" style:parent-style-name="Textbody" style:family="paragraph">
      <style:paragraph-properties fo:text-align="justify"/>
    </style:style>
    <style:style style:name="T283" style:parent-style-name="Car.predefinitoparagrafo" style:family="text">
      <style:text-properties fo:font-weight="bold" style:font-weight-asian="bold" style:font-weight-complex="bold"/>
    </style:style>
    <style:style style:name="T284" style:parent-style-name="Car.predefinitoparagrafo" style:family="text">
      <style:text-properties style:font-weight-complex="bold" fo:font-size="12pt" style:font-size-asian="12pt" style:font-size-complex="12pt"/>
    </style:style>
    <style:style style:name="T285" style:parent-style-name="Car.predefinitoparagrafo" style:family="text">
      <style:text-properties fo:font-weight="normal" style:font-weight-asian="normal" fo:font-size="12pt" style:font-size-asian="12pt" style:font-size-complex="12pt"/>
    </style:style>
    <style:style style:name="T286" style:parent-style-name="Car.predefinitoparagrafo" style:family="text">
      <style:text-properties style:font-weight-complex="bold" fo:font-size="12pt" style:font-size-asian="12pt" style:font-size-complex="12pt"/>
    </style:style>
    <style:style style:name="P287" style:parent-style-name="Textbody" style:family="paragraph">
      <style:text-properties fo:font-weight="bold" style:font-weight-asian="bold" style:font-weight-complex="bold"/>
    </style:style>
    <style:style style:name="T288" style:parent-style-name="Car.predefinitoparagrafo" style:family="text">
      <style:text-properties style:font-name="Arial"/>
    </style:style>
    <style:style style:name="P289" style:parent-style-name="Titolo3" style:family="paragraph">
      <style:text-properties fo:font-size="12pt" style:font-size-asian="12pt" style:font-size-complex="12pt"/>
    </style:style>
    <style:style style:name="P290" style:parent-style-name="Textbody" style:family="paragraph">
      <style:paragraph-properties fo:margin-top="0.0395in" fo:margin-bottom="0.0784in"/>
    </style:style>
    <style:style style:name="T291" style:parent-style-name="Car.predefinitoparagrafo" style:family="text">
      <style:text-properties style:font-name="Arial"/>
    </style:style>
    <style:style style:name="P292" style:parent-style-name="Titolo3" style:family="paragraph">
      <style:text-properties fo:font-size="12pt" style:font-size-asian="12pt" style:font-size-complex="12pt"/>
    </style:style>
    <style:style style:name="P293" style:parent-style-name="Textbody" style:family="paragraph">
      <style:paragraph-properties fo:margin-top="0.0395in" fo:margin-bottom="0.0784in"/>
    </style:style>
    <style:style style:name="TableColumn295" style:family="table-column">
      <style:table-column-properties style:column-width="3.3465in" style:use-optimal-column-width="false"/>
    </style:style>
    <style:style style:name="TableColumn296" style:family="table-column">
      <style:table-column-properties style:column-width="3.3465in" style:use-optimal-column-width="false"/>
    </style:style>
    <style:style style:name="Table294" style:family="table">
      <style:table-properties style:width="6.693in" fo:margin-left="0in" table:align="lef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fo:font-weight="bold" style:font-weight-asian="bold" style:font-weight-complex="bold" fo:font-size="12pt" style:font-size-asian="12pt"/>
    </style:style>
    <style:style style:name="TableCell3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weight="bold" style:font-weight-asian="bold" style:font-weight-complex="bold" fo:font-size="12pt" style:font-size-asian="12pt"/>
    </style:style>
    <style:style style:name="P302" style:parent-style-name="TableContents" style:family="paragraph">
      <style:text-properties fo:font-weight="bold" style:font-weight-asian="bold" style:font-weight-complex="bold" fo:font-size="12pt" style:font-size-asian="12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size="12pt" style:font-size-asian="12pt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font-size="12pt" style:font-size-asian="12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fo:font-size="12pt" style:font-size-asian="12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font-size="12pt" style:font-size-asian="12pt"/>
    </style:style>
    <style:style style:name="TableColumn314" style:family="table-column">
      <style:table-column-properties style:column-width="0.6666in" style:use-optimal-column-width="false"/>
    </style:style>
    <style:style style:name="TableColumn315" style:family="table-column">
      <style:table-column-properties style:column-width="6.0263in" style:use-optimal-column-width="false"/>
    </style:style>
    <style:style style:name="Table313" style:family="table">
      <style:table-properties style:width="6.693in" fo:margin-left="0in" table:align="lef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fo:font-size="12pt" style:font-size-asian="12pt"/>
    </style:style>
    <style:style style:name="TableCell3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fo:font-size="12pt" style:font-size-asian="12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font-size="12pt" style:font-size-asian="12pt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font-size="12pt" style:font-size-asian="12pt"/>
    </style:style>
    <style:style style:name="TableColumn327" style:family="table-column">
      <style:table-column-properties style:column-width="0.6666in" style:use-optimal-column-width="false"/>
    </style:style>
    <style:style style:name="TableColumn328" style:family="table-column">
      <style:table-column-properties style:column-width="6.0263in" style:use-optimal-column-width="false"/>
    </style:style>
    <style:style style:name="Table326" style:family="table">
      <style:table-properties style:width="6.693in" fo:margin-left="0in" table:align="lef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font-size="12pt" style:font-size-asian="12pt"/>
    </style:style>
    <style:style style:name="TableCell3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font-size="12pt" style:font-size-asian="12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fo:font-size="12pt" style:font-size-asian="12pt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fo:font-size="12pt" style:font-size-asian="12pt"/>
    </style:style>
    <style:style style:name="T33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4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4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Basi di dati e Sistemi Informativi: Sperimentazioni A.A. 2019-2020</text:p>
      <text:p text:style-name="P4">BOZZA PROGETTAZIONE LOGICA</text:p>
      <text:h text:style-name="Titolo1" text:outline-level="1">2.1. Tavola dei volumi</text:h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Concetto</text:p>
            <text:p text:style-name="P12"/>
          </table:table-cell>
          <table:table-cell table:style-name="TableCell13">
            <text:p text:style-name="P14">Tipo</text:p>
            <text:p text:style-name="P15"/>
          </table:table-cell>
          <table:table-cell table:style-name="TableCell16">
            <text:p text:style-name="P17">Volume</text:p>
          </table:table-cell>
        </table:table-row>
        <table:table-row table:style-name="TableRow18">
          <table:table-cell table:style-name="TableCell19">
            <text:p text:style-name="P20">&lt;concetto&gt;</text:p>
          </table:table-cell>
          <table:table-cell table:style-name="TableCell21">
            <text:p text:style-name="P22">&lt;E|A&gt;</text:p>
          </table:table-cell>
          <table:table-cell table:style-name="TableCell23">
            <text:p text:style-name="P24">&lt;volume&gt;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</table:table>
      <text:p text:style-name="P39"/>
      <text:p text:style-name="P40">&lt; eventuali osservazioni. In particolare descrivere il<text:s/>ragionamento che ha portato a certi valori non espliciti nei requisiti.&gt;</text:p>
      <text:h text:style-name="Titolo1" text:outline-level="1">2.2. Tavola delle operazioni</text:h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header-rows>
          <table:table-row table:style-name="TableRow46">
            <table:table-cell table:style-name="TableCell47">
              <text:p text:style-name="P48">Operazione</text:p>
              <text:p text:style-name="P49"/>
            </table:table-cell>
            <table:table-cell table:style-name="TableCell50">
              <text:p text:style-name="P51">Descrizione</text:p>
            </table:table-cell>
            <table:table-cell table:style-name="TableCell52">
              <text:p text:style-name="P53">Tipo</text:p>
            </table:table-cell>
            <table:table-cell table:style-name="TableCell54">
              <text:p text:style-name="P55">Frequenza</text:p>
            </table:table-cell>
          </table:table-row>
        </table:table-header-rows>
        <table:table-row table:style-name="TableRow56">
          <table:table-cell table:style-name="TableCell57">
            <text:p text:style-name="P58">Op1</text:p>
          </table:table-cell>
          <table:table-cell table:style-name="TableCell59">
            <text:p text:style-name="P60">&lt;breve descrizione&gt;</text:p>
          </table:table-cell>
          <table:table-cell table:style-name="TableCell61">
            <text:p text:style-name="P62">&lt;I|B&gt;</text:p>
          </table:table-cell>
          <table:table-cell table:style-name="TableCell63">
            <text:p text:style-name="P64">&lt;frequenza&gt;</text:p>
          </table:table-cell>
        </table:table-row>
        <table:table-row table:style-name="TableRow65">
          <table:table-cell table:style-name="TableCell66">
            <text:p text:style-name="P67">Op2</text:p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...</text:p>
          </table:table-cell>
          <table:table-cell table:style-name="TableCell77">
            <text:p text:style-name="P78">...</text:p>
          </table:table-cell>
          <table:table-cell table:style-name="TableCell79">
            <text:p text:style-name="P80">...</text:p>
          </table:table-cell>
          <table:table-cell table:style-name="TableCell81">
            <text:p text:style-name="P82">...</text:p>
          </table:table-cell>
        </table:table-row>
      </table:table>
      <text:p text:style-name="Textbody"/>
      <text:p text:style-name="Textbody">&lt; eventuali osservazioni sulle<text:s/>operazioni&gt;</text:p>
      <text:h text:style-name="P83" text:outline-level="1">2.3. Ristrutturazione dello schema E-R</text:h>
      <text:h text:style-name="Titolo2" text:outline-level="2">2.3.1.<text:s/><text:span text:style-name="T84">Analisi delle ridondanze</text:span></text:h>
      <text:p text:style-name="Textbody">&lt;minimo 2 massimo 4 ridondanze&gt;</text:p>
      <text:p text:style-name="Textbody">&lt;specificare eventuale soglia accessi risparmiati/byte aggiuntivi&gt;</text:p>
      <text:h text:style-name="Titolo3" text:outline-level="3"><text:span text:style-name="T85">2.3.1.1. RIDONDANZA 1</text:span><text:span text:style-name="T86"><text:s/></text:span><text:span text:style-name="T87">(&lt;nome ridondanza (attributo,<text:s/></text:span><text:span text:style-name="T88">associazione, ...)&gt;)</text:span></text:h>
      <text:p text:style-name="P89"><draw:frame draw:z-index="251658240" draw:id="id0" draw:style-name="a1" draw:name="Cornice1" text:anchor-type="paragraph" svg:x="0.05906in" svg:y="0.1811in" svg:width="3.59514in" svg:height="1.24167in" style:rel-width="scale" style:rel-height="scale"><draw:text-box><text:p text:style-name="Normale">Schema riassuntivo della ridondanza (vedi slide)</text:p></draw:text-box><svg:title/><svg:desc/></draw:frame><text:span text:style-name="T90">DERIVAZIONE:</text:span><text:s/>&lt;descrivere come la ridondanza è derivabile&gt;</text:p>
      <text:p text:style-name="P91">OPERAZIONI COINVOLTE</text:p>
      <text:list text:style-name="LFO1" text:continue-numbering="true">
        <text:list-item>
          <text:p text:style-name="P92">Opx</text:p>
        </text:list-item>
        <text:list-item>
          <text:p text:style-name="P93">Opy</text:p>
        </text:list-item>
        <text:list-item>
          <text:p text:style-name="P94">Opz</text:p>
        </text:list-item>
      </text:list>
      <text:soft-page-break/>
      <text:p text:style-name="P95">PRESENZA DI RIDONDANZA</text:p>
      <text:p text:style-name="P96">Opx</text:p>
      <text:p text:style-name="P97"><draw:frame draw:z-index="251659264" draw:id="id1" draw:style-name="a2" draw:name="Cornice2" text:anchor-type="paragraph" svg:x="0.05906in" svg:y="0.1811in" svg:width="3.59514in" svg:height="1.24167in" style:rel-width="scale" style:rel-height="scale"><draw:text-box><text:p text:style-name="Normale">Schema di operazione</text:p></draw:text-box><svg:title/><svg:desc/></draw:frame>Tavola degli accessi:</text:p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Concetto</text:p>
          </table:table-cell>
          <table:table-cell table:style-name="TableCell107">
            <text:p text:style-name="P108">Costrutto</text:p>
          </table:table-cell>
          <table:table-cell table:style-name="TableCell109">
            <text:p text:style-name="P110">Accessi</text:p>
          </table:table-cell>
          <table:table-cell table:style-name="TableCell111">
            <text:p text:style-name="P112">Tipo</text:p>
          </table:table-cell>
          <table:table-cell table:style-name="TableCell113">
            <text:p text:style-name="P114">Descrizione</text:p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</table:table>
      <text:p text:style-name="P137"/>
      <text:p text:style-name="P138">Costo:<text:s/><text:tab/>S:<text:tab/><text:tab/><text:tab/>L:<text:tab/><text:tab/><text:tab/>TOT:</text:p>
      <text:p text:style-name="P139">Opy</text:p>
      <text:p text:style-name="P140"><draw:frame draw:z-index="2" draw:id="id2" draw:style-name="a3" draw:name="Cornice3" text:anchor-type="paragraph" svg:x="0.05906in" svg:y="0.1811in" svg:width="3.59514in" svg:height="1.24167in" style:rel-width="scale" style:rel-height="scale"><draw:text-box><text:p text:style-name="Normale">Schema di operazione</text:p></draw:text-box><svg:title/><svg:desc/></draw:frame>Tavola degli accessi:</text:p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P149">Concetto</text:p>
          </table:table-cell>
          <table:table-cell table:style-name="TableCell150">
            <text:p text:style-name="P151">Costrutto</text:p>
          </table:table-cell>
          <table:table-cell table:style-name="TableCell152">
            <text:p text:style-name="P153">Accessi</text:p>
          </table:table-cell>
          <table:table-cell table:style-name="TableCell154">
            <text:p text:style-name="P155">Tipo</text:p>
          </table:table-cell>
          <table:table-cell table:style-name="TableCell156">
            <text:p text:style-name="P157">Descrizione</text:p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</table:table>
      <text:p text:style-name="P180"/>
      <text:p text:style-name="P181">Costo:<text:s/><text:tab/>S:<text:tab/><text:tab/><text:tab/>L:<text:tab/><text:tab/><text:tab/>TOT:</text:p>
      <text:p text:style-name="P182">…</text:p>
      <text:p text:style-name="P183">ASSENZA DI RIDONDANZA</text:p>
      <text:p text:style-name="P184">Opx</text:p>
      <text:p text:style-name="P185"><draw:frame draw:z-index="3" draw:id="id3" draw:style-name="a4" draw:name="Cornice4" text:anchor-type="paragraph" svg:x="0.05906in" svg:y="0.1811in" svg:width="3.59514in" svg:height="1.24167in" style:rel-width="scale" style:rel-height="scale"><draw:text-box><text:p text:style-name="Normale">Schema di operazione</text:p></draw:text-box><svg:title/><svg:desc/></draw:frame>Tavola degli accessi:</text:p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soft-page-break/>
            <text:p text:style-name="P194">Concetto</text:p>
          </table:table-cell>
          <table:table-cell table:style-name="TableCell195">
            <text:p text:style-name="P196">Costrutto</text:p>
          </table:table-cell>
          <table:table-cell table:style-name="TableCell197">
            <text:p text:style-name="P198">Accessi</text:p>
          </table:table-cell>
          <table:table-cell table:style-name="TableCell199">
            <text:p text:style-name="P200">Tipo</text:p>
          </table:table-cell>
          <table:table-cell table:style-name="TableCell201">
            <text:p text:style-name="P202">Descrizione</text:p>
          </table: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</table:table>
      <text:p text:style-name="P225"/>
      <text:p text:style-name="P226">Costo:<text:s/><text:tab/>S:<text:tab/><text:tab/><text:tab/>L:<text:tab/><text:tab/><text:tab/>TOT:</text:p>
      <text:p text:style-name="P227">Opy</text:p>
      <text:p text:style-name="P228"><draw:frame draw:z-index="4" draw:id="id4" draw:style-name="a5" draw:name="Cornice5" text:anchor-type="paragraph" svg:x="0.05906in" svg:y="0.1811in" svg:width="3.59514in" svg:height="1.24167in" style:rel-width="scale" style:rel-height="scale"><draw:text-box><text:p text:style-name="Normale">Schema di operazione</text:p></draw:text-box><svg:title/><svg:desc/></draw:frame>Tavola degli accessi:</text:p>
      <table:table table:style-name="Table229">
        <table:table-columns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Concetto</text:p>
          </table:table-cell>
          <table:table-cell table:style-name="TableCell238">
            <text:p text:style-name="P239">Costrutto</text:p>
          </table:table-cell>
          <table:table-cell table:style-name="TableCell240">
            <text:p text:style-name="P241">Accessi</text:p>
          </table:table-cell>
          <table:table-cell table:style-name="TableCell242">
            <text:p text:style-name="P243">Tipo</text:p>
          </table:table-cell>
          <table:table-cell table:style-name="TableCell244">
            <text:p text:style-name="P245">Descrizione</text:p>
          </table:table-cell>
        </table:table-row>
        <table:table-row table:style-name="TableRow246"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</table:table>
      <text:p text:style-name="P268"/>
      <text:p text:style-name="P269">Costo:<text:s/><text:tab/>S:<text:tab/><text:tab/><text:tab/>L:<text:tab/><text:tab/><text:tab/>TOT:</text:p>
      <text:p text:style-name="P270">…</text:p>
      <text:p text:style-name="P271">TOTALI PER<text:s/>RIDONDANZA 1</text:p>
      <text:p text:style-name="P272">Presenza di ridondanza</text:p>
      <text:p text:style-name="P273"><text:span text:style-name="T274">Spazio:</text:span><text:s/>&lt;...&gt;</text:p>
      <text:p text:style-name="P275"><text:span text:style-name="T276">Tempo:</text:span><text:s/>&lt;...&gt;</text:p>
      <text:p text:style-name="P277">Assenza di ridondanza</text:p>
      <text:p text:style-name="P278"><text:span text:style-name="T279">Spazio:</text:span><text:s/>&lt;...&gt;</text:p>
      <text:p text:style-name="P280"><text:span text:style-name="T281">Tempo:</text:span><text:s/>&lt;...&gt;</text:p>
      <text:p text:style-name="P282"><text:span text:style-name="T283">Decisione:<text:s/></text:span>&lt;...&gt;</text:p>
      <text:h text:style-name="Titolo3" text:outline-level="3"><text:span text:style-name="T284">2.3.1.2. RIDONDANZA 2</text:span><text:span text:style-name="T285"><text:s/></text:span><text:span text:style-name="T286">(&lt;nome ridondanza (attributo, associazione, ...)&gt;)</text:span></text:h>
      <text:p text:style-name="Textbody">&lt;come per ridondanza 1&gt;</text:p>
      <text:p text:style-name="P287">&lt;eventuali<text:s/>ridondanze 3 e 4&gt;</text:p>
      <text:h text:style-name="Titolo2" text:outline-level="2">2.3.2.<text:s/><text:span text:style-name="T288">Eliminazione delle generalizzazioni</text:span></text:h>
      <text:p text:style-name="Textbody">&lt;se ce ne sono&gt;</text:p>
      <text:soft-page-break/>
      <text:h text:style-name="P289" text:outline-level="3">2.3.2.1. Generalizzazione 1 (&lt;generalizzazione&gt;)</text:h>
      <text:p text:style-name="P290"><draw:frame draw:z-index="6" draw:id="id5" draw:style-name="a6" draw:name="Cornice7" text:anchor-type="paragraph" svg:x="0.05906in" svg:y="0.1811in" svg:width="2.5in" svg:height="1.43542in" style:rel-width="scale" style:rel-height="scale"><draw:text-box><text:p text:style-name="Normale">PORZIONE DI SCHEMA PRIMA DELL’ELIMINAZIONE</text:p></draw:text-box><svg:title/><svg:desc/></draw:frame><draw:frame draw:z-index="7" draw:id="id6" draw:style-name="a7" draw:name="Cornice8" text:anchor-type="paragraph" svg:x="0.05906in" svg:y="0.1811in" svg:width="2.5in" svg:height="1.43542in" style:rel-width="scale" style:rel-height="scale"><draw:text-box><text:p text:style-name="Normale">PORZIONE DI SCHEMA PRIMA DELL’ELIMINAZIONE</text:p></draw:text-box><svg:title/><svg:desc/></draw:frame><draw:frame draw:z-index="8" draw:id="id7" draw:style-name="a8" draw:name="Cornice9" text:anchor-type="paragraph" svg:x="3.22165in" svg:y="0.1811in" svg:width="2.5in" svg:height="1.43542in" style:rel-width="scale" style:rel-height="scale"><draw:text-box><text:p text:style-name="Normale">PORZIONE DI SCHEMA DOPO L’ELIMINAZIONE</text:p></draw:text-box><svg:title/><svg:desc/></draw:frame></text:p>
      <text:p text:style-name="Textbody">&lt;commenti su tecnica usata e motivazioni.&gt;<text:line-break/>&lt;regole aziendali introdotte&gt;</text:p>
      <text:h text:style-name="Titolo2" text:outline-level="2"><text:span text:style-name="T291">2.3.3. Partizionamento/accorpamento di entità e associazioni</text:span></text:h>
      <text:p text:style-name="Textbody">&lt;se ce ne sono&gt;</text:p>
      <text:h text:style-name="P292" text:outline-level="3">2.3.3.1. Partizionamento/Accorpamento 1 (&lt;generalizzazione&gt;)</text:h>
      <text:p text:style-name="P293"><draw:frame draw:z-index="9" draw:id="id8" draw:style-name="a9" draw:name="Cornice10" text:anchor-type="paragraph" svg:x="0.05906in" svg:y="0.1811in" svg:width="2.5in" svg:height="1.43542in" style:rel-width="scale" style:rel-height="scale"><draw:text-box><text:p text:style-name="Normale">PORZIONE DI SCHEMA PRIMA<text:s/>DELL’ELIMINAZIONE</text:p></draw:text-box><svg:title/><svg:desc/></draw:frame><draw:frame draw:z-index="10" draw:id="id9" draw:style-name="a10" draw:name="Cornice11" text:anchor-type="paragraph" svg:x="0.05906in" svg:y="0.1811in" svg:width="2.5in" svg:height="1.43542in" style:rel-width="scale" style:rel-height="scale"><draw:text-box><text:p text:style-name="Normale">PORZIONE DI SCHEMA PRIMA DEL PARTIZIONAMENTO/<text:line-break/>ACCORPAMENTO</text:p></draw:text-box><svg:title/><svg:desc/></draw:frame><draw:frame draw:z-index="11" draw:id="id10" draw:style-name="a11" draw:name="Cornice12" text:anchor-type="paragraph" svg:x="3.22165in" svg:y="0.1811in" svg:width="2.5in" svg:height="1.43542in" style:rel-width="scale" style:rel-height="scale"><draw:text-box><text:p text:style-name="Normale">PORZIONE DI SCHEMA DOPO IL PARTIZIONAMENTO/<text:line-break/>ACCORPAMENTO</text:p></draw:text-box><svg:title/><svg:desc/></draw:frame></text:p>
      <text:p text:style-name="Textbody">&lt;commenti su tecnica usata e motivazioni&gt;</text:p>
      <text:h text:style-name="Titolo2" text:outline-level="2">2.3.4.scelta degli identificatori principali</text:h>
      <table:table table:style-name="Table294">
        <table:table-columns>
          <table:table-column table:style-name="TableColumn295"/>
          <table:table-column table:style-name="TableColumn296"/>
        </table:table-columns>
        <table:table-row table:style-name="TableRow297">
          <table:table-cell table:style-name="TableCell298">
            <text:p text:style-name="P299">Entità</text:p>
          </table:table-cell>
          <table:table-cell table:style-name="TableCell300">
            <text:p text:style-name="P301">Identificatore principale</text:p>
            <text:p text:style-name="P302"/>
          </table:table-cell>
        </table:table-row>
        <table:table-row table:style-name="TableRow303">
          <table:table-cell table:style-name="TableCell304">
            <text:p text:style-name="P305">&lt;nome entità&gt;</text:p>
          </table:table-cell>
          <table:table-cell table:style-name="TableCell306">
            <text:p text:style-name="P307">&lt;attributo/i scelto/i oppure SURROGATO&gt;</text:p>
          </table:table-cell>
        </table:table-row>
        <table:table-row table:style-name="TableRow308">
          <table:table-cell table:style-name="TableCell309">
            <text:p text:style-name="P310">…</text:p>
          </table:table-cell>
          <table:table-cell table:style-name="TableCell311">
            <text:p text:style-name="P312"/>
          </table:table-cell>
        </table:table-row>
      </table:table>
      <text:p text:style-name="Textbody"/>
      <text:p text:style-name="Textbody">&lt;eventuali commenti. In particolare, va spiegata la scelta di introdurre identificatori surrogati&gt;</text:p>
      <text:soft-page-break/>
      <text:h text:style-name="Titolo1" text:outline-level="1">2.4 Schema E-R ristrutturato + regole aziendali</text:h>
      <text:h text:style-name="Titolo2" text:outline-level="2"><draw:frame draw:z-index="5" draw:id="id11" draw:style-name="a12" draw:name="Forma1" text:anchor-type="paragraph" svg:x="0.05906in" svg:y="0.1811in" svg:width="6.61528in" svg:height="2.55764in" style:rel-width="scale" style:rel-height="scale"><draw:text-box><text:p text:style-name="Normale">QUI CI VA IL<text:s/>VOSTRO SCHEMA ER RISTRUTTURATO</text:p></draw:text-box><svg:title/><svg:desc/></draw:frame></text:h>
      <text:h text:style-name="Titolo2" text:outline-level="2">Regole aziendali</text:h>
      <text:h text:style-name="Titolo2" text:outline-level="2">Vincoli di Integrità:</text:h>
      <table:table table:style-name="Table313">
        <table:table-columns>
          <table:table-column table:style-name="TableColumn314"/>
          <table:table-column table:style-name="TableColumn315"/>
        </table:table-columns>
        <table:table-row table:style-name="TableRow316">
          <table:table-cell table:style-name="TableCell317">
            <text:p text:style-name="P318">RV1</text:p>
          </table:table-cell>
          <table:table-cell table:style-name="TableCell319">
            <text:p text:style-name="P320">&lt;concetto&gt; deve/non deve &lt;espressione&gt;</text:p>
          </table:table-cell>
        </table:table-row>
        <table:table-row table:style-name="TableRow321">
          <table:table-cell table:style-name="TableCell322">
            <text:p text:style-name="P323">...</text:p>
          </table:table-cell>
          <table:table-cell table:style-name="TableCell324">
            <text:p text:style-name="P325">...</text:p>
          </table:table-cell>
        </table:table-row>
      </table:table>
      <text:h text:style-name="Titolo2" text:outline-level="2">Derivazioni:</text:h>
      <table:table table:style-name="Table326">
        <table:table-columns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RD1</text:p>
          </table:table-cell>
          <table:table-cell table:style-name="TableCell332">
            <text:p text:style-name="P333">&lt;concetto&gt; si ottiene &lt;operazione&gt;</text:p>
          </table:table-cell>
        </table:table-row>
        <table:table-row table:style-name="TableRow334">
          <table:table-cell table:style-name="TableCell335">
            <text:p text:style-name="P336">...</text:p>
          </table:table-cell>
          <table:table-cell table:style-name="TableCell337">
            <text:p text:style-name="P338">...</text:p>
          </table:table-cell>
        </table:table-row>
      </table:table>
      <text:p text:style-name="Textbody"/>
      <text:h text:style-name="Titolo1" text:outline-level="1">2.5 Schema relazionale con vincoli di integrità<text:s/>referenziale</text:h>
      <text:p text:style-name="Textbody">&lt;Relazione1 (<text:span text:style-name="T339">Identificatore</text:span>, Attributo1, …)&gt;<text:line-break/>&lt;Relazione2 (<text:span text:style-name="T340">Identificatore</text:span>, Attributo1, …)<text:line-break/><text:tab/>Relazione2 (Attributo1) referenzia Relazionex (Attributoy)&gt;<text:line-break/>&lt;Relazione3 (<text:span text:style-name="T341">Identificatore</text:span>, Attributo1, …)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EasyReading" svg:font-family="EasyReading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0395in" fo:margin-bottom="0.0784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style:font-name="Arial" style:font-name-asian="Arial" style:font-name-complex="Arial" fo:font-weight="bold" style:font-weight-asian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Times New Roman" style:font-name-asian="Times New Roman" style:font-name-complex="Times New Roman"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Numeropagina" style:display-name="Numero pagina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margin-right="0.25in"/>
    </style:style>
    <style:style style:name="F3" style:parent-style-name="a0" style:family="graphic">
      <style:graphic-properties style:wrap="none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footer>
        <text:p text:style-name="P2"><draw:frame draw:style-name="F3" text:anchor-type="paragraph" svg:y="0.0006in" draw:z-index="0"><draw:text-box fo:min-height="0in" fo:min-width="0in"><text:p text:style-name="Pièdipagina"><text:span text:style-name="Numeropagina"><text:page-number text:fixed="false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ente di Microsoft Office</dc:creator>
    <meta:creation-date>2017-11-17T10:30:00Z</meta:creation-date>
    <dc:date>2019-12-12T14:03:00Z</dc:date>
    <meta:template xlink:href="Normal.dotm" xlink:type="simple"/>
    <meta:editing-cycles>33</meta:editing-cycles>
    <meta:editing-duration>PT7980S</meta:editing-duration>
    <meta:document-statistic meta:page-count="5" meta:paragraph-count="5" meta:word-count="393" meta:character-count="2632" meta:row-count="18" meta:non-whitespace-character-count="2244"/>
  </office:meta>
</office:document-meta>
</file>